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-0.25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-0.25in" style:auto-text-indent="false"/>
      <style:text-properties officeooo:rsid="000d7e4a" officeooo:paragraph-rsid="000d7e4a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-0.25in" style:auto-text-indent="false"/>
      <style:text-properties officeooo:rsid="000e9eb6" officeooo:paragraph-rsid="000e9eb6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-0.25in" style:auto-text-indent="false"/>
      <style:text-properties officeooo:rsid="00168794" officeooo:paragraph-rsid="00168794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-0.25in" style:auto-text-indent="false"/>
      <style:text-properties officeooo:rsid="001ca311" officeooo:paragraph-rsid="001ca311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-0.25in" style:auto-text-indent="false"/>
      <style:text-properties officeooo:rsid="0020da9b" officeooo:paragraph-rsid="0020da9b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 officeooo:rsid="001117e4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80" style:text-line-through-style="none" style:text-line-through-type="none" style:font-name="Times New Roman" fo:font-size="14pt" fo:letter-spacing="normal" fo:font-style="normal" style:text-underline-style="none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github.com/OSGeo/gdal" text:style-name="Internet_20_link" text:visited-style-name="Visited_20_Internet_20_Link"><text:span text:style-name="Strong_20_Emphasis"><text:span text:style-name="T4">GDAL</text:span></text:span></text:a><text:span text:style-name="T3"> </text:span><text:span text:style-name="T1">(Geospatial Data Abstraction Library)</text:span></text:p>
      <text:p text:style-name="P4"><text:a xlink:type="simple" xlink:href="https://www.digitalocean.com/community/tutorials/how-to-install-the-anaconda-python-distribution-on-ubuntu-16-04" text:style-name="Internet_20_link" text:visited-style-name="Visited_20_Internet_20_Link"><text:span text:style-name="T1"/></text:a></text:p>
      <text:p text:style-name="P5"><text:span text:style-name="T1">First of ALL install the Anaconda package for the installation of the following packages :</text:span></text:p>
      <text:p text:style-name="P5"><text:span text:style-name="T1"/></text:p>
      <text:p text:style-name="P4"><text:a xlink:type="simple" xlink:href="https://www.digitalocean.com/community/tutorials/how-to-install-the-anaconda-python-distribution-on-ubuntu-16-04" text:style-name="Internet_20_link" text:visited-style-name="Visited_20_Internet_20_Link">https://www.digitalocean.com/community/tutorials/how-to-install-the-anaconda-python-distribution-on-ubuntu-16-04</text:a><text:span text:style-name="T1"><text:tab/><text:tab/></text:span></text:p>
      <text:p text:style-name="P4"><text:span text:style-name="T1"/></text:p>
      <text:p text:style-name="P6"><text:span text:style-name="T1">Then Install the Packages </text:span></text:p>
      <text:p text:style-name="P1"><text:span text:style-name="T1"/></text:p>
      <text:p text:style-name="P3"><text:span text:style-name="T2">1 </text:span><text:span text:style-name="T1">conda install gdal</text:span></text:p>
      <text:p text:style-name="P3"><text:span text:style-name="T1"><text:s text:c="3"/>then → conda upgrade numpy</text:span></text:p>
      <text:p text:style-name="P3"><text:span text:style-name="T1"/></text:p>
      <text:p text:style-name="P2"><text:span text:style-name="T2">2 </text:span><text:span text:style-name="T1">conda install -c conda-forge python-fmask==0.4.5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8:43:32.326282380</meta:creation-date>
    <dc:date>2018-08-31T16:12:01.032628830</dc:date>
    <meta:editing-duration>PT21H27M13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40" meta:character-count="372" meta:non-whitespace-character-count="332"/>
  </office:meta>
</office:document-meta>
</file>